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COUN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PARENTS</text:p>
          </table:table-cell>
          <table:table-cell office:value-type="string">
            <text:p>GHG</text:p>
          </table:table-cell>
          <table:table-cell office:value-type="string">
            <text:p>SUBPARTS</text:p>
          </table:table-cell>
        </table:table-row>
        <table:table-row table:style-name="ro2">
          <table:table-cell office:value-type="float" office:value="1000001">
            <text:p>1000001</text:p>
          </table:table-cell>
          <table:table-cell office:value-type="string">
            <text:p>PSE Ferndale Generating Station</text:p>
          </table:table-cell>
          <table:table-cell office:value-type="string">
            <text:p>5105 LAKE TERRELL ROAD</text:p>
          </table:table-cell>
          <table:table-cell office:value-type="string">
            <text:p>FERNDALE</text:p>
          </table:table-cell>
          <table:table-cell office:value-type="string">
            <text:p>Whatcom</text:p>
          </table:table-cell>
          <table:table-cell office:value-type="string">
            <text:p>WA</text:p>
          </table:table-cell>
          <table:table-cell office:value-type="float" office:value="98248">
            <text:p>98248</text:p>
          </table:table-cell>
          <table:table-cell office:value-type="string">
            <text:p>Puget Sound Energy (100%);</text:p>
          </table:table-cell>
          <table:table-cell office:value-type="float" office:value="395315">
            <text:p>395315</text:p>
          </table:table-cell>
          <table:table-cell office:value-type="string">
            <text:p>D</text:p>
          </table:table-cell>
        </table:table-row>
        <table:table-row table:style-name="ro2">
          <table:table-cell office:value-type="float" office:value="1000002">
            <text:p>1000002</text:p>
          </table:table-cell>
          <table:table-cell office:value-type="string">
            <text:p>Ardagh Glass Inc.</text:p>
          </table:table-cell>
          <table:table-cell office:value-type="string">
            <text:p>524 E. CENTER STREET</text:p>
          </table:table-cell>
          <table:table-cell office:value-type="string">
            <text:p>DUNKIRK</text:p>
          </table:table-cell>
          <table:table-cell office:value-type="string">
            <text:p>Delaware</text:p>
          </table:table-cell>
          <table:table-cell office:value-type="string">
            <text:p>IN</text:p>
          </table:table-cell>
          <table:table-cell office:value-type="float" office:value="47336">
            <text:p>47336</text:p>
          </table:table-cell>
          <table:table-cell office:value-type="string">
            <text:p>SAINT-GOBAIN CONTAINERS INC (100%);</text:p>
          </table:table-cell>
          <table:table-cell office:value-type="float" office:value="103823">
            <text:p>103823</text:p>
          </table:table-cell>
          <table:table-cell office:value-type="string">
            <text:p>C,N</text:p>
          </table:table-cell>
        </table:table-row>
        <table:table-row table:style-name="ro2">
          <table:table-cell office:value-type="float" office:value="1000003">
            <text:p>1000003</text:p>
          </table:table-cell>
          <table:table-cell office:value-type="string">
            <text:p>Ardagh Glass Inc.</text:p>
          </table:table-cell>
          <table:table-cell office:value-type="string">
            <text:p>620 Facet Road</text:p>
          </table:table-cell>
          <table:table-cell office:value-type="string">
            <text:p>Henderson</text:p>
          </table:table-cell>
          <table:table-cell office:value-type="string">
            <text:p>Vance</text:p>
          </table:table-cell>
          <table:table-cell office:value-type="string">
            <text:p>NC</text:p>
          </table:table-cell>
          <table:table-cell office:value-type="float" office:value="27537">
            <text:p>27537</text:p>
          </table:table-cell>
          <table:table-cell office:value-type="string">
            <text:p>SAINT-GOBAIN CONTAINERS INC (100%);</text:p>
          </table:table-cell>
          <table:table-cell office:value-type="float" office:value="80535">
            <text:p>80535</text:p>
          </table:table-cell>
          <table:table-cell office:value-type="string">
            <text:p>C,N</text:p>
          </table:table-cell>
        </table:table-row>
        <table:table-row table:style-name="ro2">
          <table:table-cell office:value-type="float" office:value="1000004">
            <text:p>1000004</text:p>
          </table:table-cell>
          <table:table-cell office:value-type="string">
            <text:p>Ardagh Glass Inc.</text:p>
          </table:table-cell>
          <table:table-cell office:value-type="string">
            <text:p>1200 NORTH LOGAN STREET</text:p>
          </table:table-cell>
          <table:table-cell office:value-type="string">
            <text:p>LINCOLN</text:p>
          </table:table-cell>
          <table:table-cell office:value-type="string">
            <text:p>Logan</text:p>
          </table:table-cell>
          <table:table-cell office:value-type="string">
            <text:p>IL</text:p>
          </table:table-cell>
          <table:table-cell office:value-type="float" office:value="62656">
            <text:p>62656</text:p>
          </table:table-cell>
          <table:table-cell office:value-type="string">
            <text:p>SAINT-GOBAIN CONTAINERS INC (100%);</text:p>
          </table:table-cell>
          <table:table-cell office:value-type="float" office:value="59600">
            <text:p>59600</text:p>
          </table:table-cell>
          <table:table-cell office:value-type="string">
            <text:p>C,N</text:p>
          </table:table-cell>
        </table:table-row>
        <table:table-row table:style-name="ro2">
          <table:table-cell office:value-type="float" office:value="1000005">
            <text:p>1000005</text:p>
          </table:table-cell>
          <table:table-cell office:value-type="string">
            <text:p>Ardagh Glass Inc.</text:p>
          </table:table-cell>
          <table:table-cell office:value-type="string">
            <text:p>24441 AVENUE 12 &amp; ROAD 24 1/2</text:p>
          </table:table-cell>
          <table:table-cell office:value-type="string">
            <text:p>MADERA</text:p>
          </table:table-cell>
          <table:table-cell office:value-type="string">
            <text:p>Madera</text:p>
          </table:table-cell>
          <table:table-cell office:value-type="string">
            <text:p>CA</text:p>
          </table:table-cell>
          <table:table-cell office:value-type="float" office:value="93637">
            <text:p>93637</text:p>
          </table:table-cell>
          <table:table-cell office:value-type="string">
            <text:p>SAINT-GOBAIN CONTAINERS INC (100%);</text:p>
          </table:table-cell>
          <table:table-cell office:value-type="float" office:value="78249">
            <text:p>78249</text:p>
          </table:table-cell>
          <table:table-cell office:value-type="string">
            <text:p>C,N</text:p>
          </table:table-cell>
        </table:table-row>
        <table:table-row table:style-name="ro2">
          <table:table-cell office:value-type="float" office:value="1000006">
            <text:p>1000006</text:p>
          </table:table-cell>
          <table:table-cell office:value-type="string">
            <text:p>Ardagh Glass Inc.</text:p>
          </table:table-cell>
          <table:table-cell office:value-type="string">
            <text:p>1 NATIONAL STREET</text:p>
          </table:table-cell>
          <table:table-cell office:value-type="string">
            <text:p>MILFORD</text:p>
          </table:table-cell>
          <table:table-cell office:value-type="string">
            <text:p>Worcester</text:p>
          </table:table-cell>
          <table:table-cell office:value-type="string">
            <text:p>MA</text:p>
          </table:table-cell>
          <table:table-cell office:value-type="float" office:value="1757">
            <text:p>1757</text:p>
          </table:table-cell>
          <table:table-cell office:value-type="string">
            <text:p>SAINT-GOBAIN CONTAINERS INC (100%);</text:p>
          </table:table-cell>
          <table:table-cell office:value-type="float" office:value="42648">
            <text:p>42648</text:p>
          </table:table-cell>
          <table:table-cell office:value-type="string">
            <text:p>C,N</text:p>
          </table:table-cell>
        </table:table-row>
        <table:table-row table:style-name="ro1">
          <table:table-cell office:value-type="float" office:value="1000007">
            <text:p>1000007</text:p>
          </table:table-cell>
          <table:table-cell office:value-type="string">
            <text:p>AMERICAN GYPSUM - BERNALILLO (WALLBOARD) PLANT</text:p>
          </table:table-cell>
          <table:table-cell office:value-type="string">
            <text:p>1000 N HILL RD</text:p>
          </table:table-cell>
          <table:table-cell office:value-type="string">
            <text:p>BERNALILLO</text:p>
          </table:table-cell>
          <table:table-cell office:value-type="string">
            <text:p>Sandoval</text:p>
          </table:table-cell>
          <table:table-cell office:value-type="string">
            <text:p>NM</text:p>
          </table:table-cell>
          <table:table-cell office:value-type="float" office:value="87004">
            <text:p>87004</text:p>
          </table:table-cell>
          <table:table-cell office:value-type="string">
            <text:p>EAGLE MATERIALS INC (100%);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0010">
            <text:p>1000010</text:p>
          </table:table-cell>
          <table:table-cell office:value-type="string">
            <text:p>SANTA ROSA CENTRAL LANDFILL</text:p>
          </table:table-cell>
          <table:table-cell office:value-type="string">
            <text:p>6337 DELISA RD.</text:p>
          </table:table-cell>
          <table:table-cell office:value-type="string">
            <text:p>MILTON</text:p>
          </table:table-cell>
          <table:table-cell office:value-type="string">
            <text:p>Santa Rosa</text:p>
          </table:table-cell>
          <table:table-cell office:value-type="string">
            <text:p>FL</text:p>
          </table:table-cell>
          <table:table-cell office:value-type="float" office:value="32583">
            <text:p>32583</text:p>
          </table:table-cell>
          <table:table-cell office:value-type="string">
            <text:p>Santa Rosa Board of County Commissioners (100%);</text:p>
          </table:table-cell>
          <table:table-cell office:value-type="float" office:value="109206">
            <text:p>109206</text:p>
          </table:table-cell>
          <table:table-cell office:value-type="string">
            <text:p>C,HH</text:p>
          </table:table-cell>
        </table:table-row>
        <table:table-row table:style-name="ro2">
          <table:table-cell office:value-type="float" office:value="1000011">
            <text:p>1000011</text:p>
          </table:table-cell>
          <table:table-cell office:value-type="string">
            <text:p>Central Hudson Gas and Electric Corporation</text:p>
          </table:table-cell>
          <table:table-cell office:value-type="string">
            <text:p>284 South Avenue</text:p>
          </table:table-cell>
          <table:table-cell office:value-type="string">
            <text:p>Poughkeepsie</text:p>
          </table:table-cell>
          <table:table-cell office:value-type="string">
            <text:p>Dutchess</text:p>
          </table:table-cell>
          <table:table-cell office:value-type="string">
            <text:p>NY</text:p>
          </table:table-cell>
          <table:table-cell office:value-type="float" office:value="12601">
            <text:p>12601</text:p>
          </table:table-cell>
          <table:table-cell office:value-type="string">
            <text:p>CH ENERGY GROUP INC (100%);</text:p>
          </table:table-cell>
          <table:table-cell office:value-type="float" office:value="28696">
            <text:p>28696</text:p>
          </table:table-cell>
          <table:table-cell office:value-type="string">
            <text:p>NN,W</text:p>
          </table:table-cell>
        </table:table-row>
        <table:table-row table:style-name="ro1">
          <table:table-cell office:value-type="float" office:value="1000015">
            <text:p>1000015</text:p>
          </table:table-cell>
          <table:table-cell office:value-type="string">
            <text:p>TYSON FOODS INCORPORATED</text:p>
          </table:table-cell>
          <table:table-cell office:value-type="string">
            <text:p>704 FACTORY STREET</text:p>
          </table:table-cell>
          <table:table-cell office:value-type="string">
            <text:p>WILKESBORO</text:p>
          </table:table-cell>
          <table:table-cell office:value-type="string">
            <text:p>Wilkes</text:p>
          </table:table-cell>
          <table:table-cell office:value-type="string">
            <text:p>NC</text:p>
          </table:table-cell>
          <table:table-cell office:value-type="float" office:value="28697">
            <text:p>28697</text:p>
          </table:table-cell>
          <table:table-cell office:value-type="string">
            <text:p>TYSON FOODS, INC (100%);</text:p>
          </table:table-cell>
          <table:table-cell office:value-type="float" office:value="29057">
            <text:p>29057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0016">
            <text:p>1000016</text:p>
          </table:table-cell>
          <table:table-cell office:value-type="string">
            <text:p>TYSON FOODS INCORPORATED HARMONY</text:p>
          </table:table-cell>
          <table:table-cell office:value-type="string">
            <text:p>501 SHEFFIELD ROAD</text:p>
          </table:table-cell>
          <table:table-cell office:value-type="string">
            <text:p>HARMONY</text:p>
          </table:table-cell>
          <table:table-cell office:value-type="string">
            <text:p>Iredell</text:p>
          </table:table-cell>
          <table:table-cell office:value-type="string">
            <text:p>NC</text:p>
          </table:table-cell>
          <table:table-cell office:value-type="float" office:value="28634">
            <text:p>28634</text:p>
          </table:table-cell>
          <table:table-cell office:value-type="string">
            <text:p>TYSON FOODS, INC (100%);</text:p>
          </table:table-cell>
          <table:table-cell office:value-type="float" office:value="29326">
            <text:p>2932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0017">
            <text:p>1000017</text:p>
          </table:table-cell>
          <table:table-cell office:value-type="string">
            <text:p>BASF CORPORATION</text:p>
          </table:table-cell>
          <table:table-cell office:value-type="string">
            <text:p>3150 HWY JJ</text:p>
          </table:table-cell>
          <table:table-cell office:value-type="string">
            <text:p>PALMYRA</text:p>
          </table:table-cell>
          <table:table-cell office:value-type="string">
            <text:p>Marion</text:p>
          </table:table-cell>
          <table:table-cell office:value-type="string">
            <text:p>MO</text:p>
          </table:table-cell>
          <table:table-cell office:value-type="float" office:value="63461">
            <text:p>63461</text:p>
          </table:table-cell>
          <table:table-cell office:value-type="string">
            <text:p>BASF Corporation (100%);</text:p>
          </table:table-cell>
          <table:table-cell office:value-type="float" office:value="166772">
            <text:p>16677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0019">
            <text:p>1000019</text:p>
          </table:table-cell>
          <table:table-cell office:value-type="string">
            <text:p>WESTERN SUGAR COMPANY</text:p>
          </table:table-cell>
          <table:table-cell office:value-type="string">
            <text:p>2100 E. OVERLAND DR.</text:p>
          </table:table-cell>
          <table:table-cell office:value-type="string">
            <text:p>SCOTTSBLUFF</text:p>
          </table:table-cell>
          <table:table-cell office:value-type="string">
            <text:p>Scotts Bluff</text:p>
          </table:table-cell>
          <table:table-cell office:value-type="string">
            <text:p>NE</text:p>
          </table:table-cell>
          <table:table-cell office:value-type="float" office:value="69361">
            <text:p>69361</text:p>
          </table:table-cell>
          <table:table-cell office:value-type="string">
            <text:p>WESTERN SUGAR COOPERATIVE (100%);</text:p>
          </table:table-cell>
          <table:table-cell office:value-type="float" office:value="207224">
            <text:p>207224</text:p>
          </table:table-cell>
          <table:table-cell office:value-type="string">
            <text:p>C,S</text:p>
          </table:table-cell>
        </table:table-row>
        <table:table-row table:style-name="ro2">
          <table:table-cell office:value-type="float" office:value="1000020">
            <text:p>1000020</text:p>
          </table:table-cell>
          <table:table-cell office:value-type="string">
            <text:p>Ardagh Glass Inc.</text:p>
          </table:table-cell>
          <table:table-cell office:value-type="string">
            <text:p>ONE GLASS PLACE</text:p>
          </table:table-cell>
          <table:table-cell office:value-type="string">
            <text:p>PORT ALLEGANY</text:p>
          </table:table-cell>
          <table:table-cell office:value-type="string">
            <text:p>Mc Kean</text:p>
          </table:table-cell>
          <table:table-cell office:value-type="string">
            <text:p>PA</text:p>
          </table:table-cell>
          <table:table-cell office:value-type="float" office:value="16743">
            <text:p>16743</text:p>
          </table:table-cell>
          <table:table-cell office:value-type="string">
            <text:p>SAINT-GOBAIN CONTAINERS INC (100%);</text:p>
          </table:table-cell>
          <table:table-cell office:value-type="float" office:value="54658">
            <text:p>54658</text:p>
          </table:table-cell>
          <table:table-cell office:value-type="string">
            <text:p>C,N</text:p>
          </table:table-cell>
        </table:table-row>
        <table:table-row table:style-name="ro2">
          <table:table-cell office:value-type="float" office:value="1000021">
            <text:p>1000021</text:p>
          </table:table-cell>
          <table:table-cell office:value-type="string">
            <text:p>Ardagh Glass Inc.</text:p>
          </table:table-cell>
          <table:table-cell office:value-type="string">
            <text:p>4241 HIGHWAY 563</text:p>
          </table:table-cell>
          <table:table-cell office:value-type="string">
            <text:p>SIMSBORO</text:p>
          </table:table-cell>
          <table:table-cell office:value-type="string">
            <text:p>Lincoln</text:p>
          </table:table-cell>
          <table:table-cell office:value-type="string">
            <text:p>LA</text:p>
          </table:table-cell>
          <table:table-cell office:value-type="float" office:value="71275">
            <text:p>71275</text:p>
          </table:table-cell>
          <table:table-cell office:value-type="string">
            <text:p>SAINT-GOBAIN CONTAINERS INC (100%);</text:p>
          </table:table-cell>
          <table:table-cell office:value-type="float" office:value="91200">
            <text:p>91200</text:p>
          </table:table-cell>
          <table:table-cell office:value-type="string">
            <text:p>C,N</text:p>
          </table:table-cell>
        </table:table-row>
        <table:table-row table:style-name="ro1">
          <table:table-cell office:value-type="float" office:value="1000022">
            <text:p>1000022</text:p>
          </table:table-cell>
          <table:table-cell office:value-type="string">
            <text:p>ISP TECHNOLOGIES TEXAS CITY PLANT</text:p>
          </table:table-cell>
          <table:table-cell office:value-type="string">
            <text:p>4501 ATTWATER AVENUE</text:p>
          </table:table-cell>
          <table:table-cell office:value-type="string">
            <text:p>TEXAS CITY</text:p>
          </table:table-cell>
          <table:table-cell office:value-type="string">
            <text:p>Galveston</text:p>
          </table:table-cell>
          <table:table-cell office:value-type="string">
            <text:p>TX</text:p>
          </table:table-cell>
          <table:table-cell office:value-type="float" office:value="77590">
            <text:p>77590</text:p>
          </table:table-cell>
          <table:table-cell office:value-type="string">
            <text:p>ASHLAND INC (100%);</text:p>
          </table:table-cell>
          <table:table-cell office:value-type="float" office:value="26428">
            <text:p>26428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000023">
            <text:p>1000023</text:p>
          </table:table-cell>
          <table:table-cell office:value-type="string">
            <text:p>Ardagh Glass Inc.</text:p>
          </table:table-cell>
          <table:table-cell office:value-type="string">
            <text:p>1000 NORTH MISSION STREET</text:p>
          </table:table-cell>
          <table:table-cell office:value-type="string">
            <text:p>SAPULPA</text:p>
          </table:table-cell>
          <table:table-cell office:value-type="string">
            <text:p>Creek</text:p>
          </table:table-cell>
          <table:table-cell office:value-type="string">
            <text:p>OK</text:p>
          </table:table-cell>
          <table:table-cell office:value-type="float" office:value="74066">
            <text:p>74066</text:p>
          </table:table-cell>
          <table:table-cell office:value-type="string">
            <text:p>SAINT-GOBAIN CONTAINERS INC (100%);</text:p>
          </table:table-cell>
          <table:table-cell office:value-type="float" office:value="104954">
            <text:p>104954</text:p>
          </table:table-cell>
          <table:table-cell office:value-type="string">
            <text:p>C,N</text:p>
          </table:table-cell>
        </table:table-row>
        <table:table-row table:style-name="ro2">
          <table:table-cell office:value-type="float" office:value="1000024">
            <text:p>1000024</text:p>
          </table:table-cell>
          <table:table-cell office:value-type="string">
            <text:p>Ardagh Glass Inc.</text:p>
          </table:table-cell>
          <table:table-cell office:value-type="string">
            <text:p>5801 EAST MARGINAL WAY SOUTH</text:p>
          </table:table-cell>
          <table:table-cell office:value-type="string">
            <text:p>SEATTLE</text:p>
          </table:table-cell>
          <table:table-cell office:value-type="string">
            <text:p>King</text:p>
          </table:table-cell>
          <table:table-cell office:value-type="string">
            <text:p>WA</text:p>
          </table:table-cell>
          <table:table-cell office:value-type="float" office:value="98134">
            <text:p>98134</text:p>
          </table:table-cell>
          <table:table-cell office:value-type="string">
            <text:p>SAINT-GOBAIN CONTAINERS INC (100%);</text:p>
          </table:table-cell>
          <table:table-cell office:value-type="float" office:value="80745">
            <text:p>80745</text:p>
          </table:table-cell>
          <table:table-cell office:value-type="string">
            <text:p>C,N</text:p>
          </table:table-cell>
        </table:table-row>
        <table:table-row table:style-name="ro1">
          <table:table-cell office:value-type="float" office:value="1000025">
            <text:p>1000025</text:p>
          </table:table-cell>
          <table:table-cell office:value-type="string">
            <text:p>PLACID REFINING CO LLC - PORT ALLEN REFINERY</text:p>
          </table:table-cell>
          <table:table-cell office:value-type="string">
            <text:p>1940 LA HWY 1, NORTH</text:p>
          </table:table-cell>
          <table:table-cell office:value-type="string">
            <text:p>PORT ALLEN</text:p>
          </table:table-cell>
          <table:table-cell office:value-type="string">
            <text:p>West Baton Rouge</text:p>
          </table:table-cell>
          <table:table-cell office:value-type="string">
            <text:p>LA</text:p>
          </table:table-cell>
          <table:table-cell office:value-type="float" office:value="70767">
            <text:p>70767</text:p>
          </table:table-cell>
          <table:table-cell office:value-type="string">
            <text:p>PLACID REFINING CO LLC (100%);</text:p>
          </table:table-cell>
          <table:table-cell office:value-type="float" office:value="538949">
            <text:p>538949</text:p>
          </table:table-cell>
          <table:table-cell office:value-type="string">
            <text:p>C,MM,Y</text:p>
          </table:table-cell>
        </table:table-row>
        <table:table-row table:style-name="ro2">
          <table:table-cell office:value-type="float" office:value="1000026">
            <text:p>1000026</text:p>
          </table:table-cell>
          <table:table-cell office:value-type="string">
            <text:p>Ardagh Glass Inc.</text:p>
          </table:table-cell>
          <table:table-cell office:value-type="string">
            <text:p>2201 FIRESTONE PARKWAY</text:p>
          </table:table-cell>
          <table:table-cell office:value-type="string">
            <text:p>WILSON</text:p>
          </table:table-cell>
          <table:table-cell office:value-type="string">
            <text:p>Wilson</text:p>
          </table:table-cell>
          <table:table-cell office:value-type="string">
            <text:p>NC</text:p>
          </table:table-cell>
          <table:table-cell office:value-type="float" office:value="27893">
            <text:p>27893</text:p>
          </table:table-cell>
          <table:table-cell office:value-type="string">
            <text:p>SAINT-GOBAIN CONTAINERS INC (100%);</text:p>
          </table:table-cell>
          <table:table-cell office:value-type="float" office:value="94459">
            <text:p>94459</text:p>
          </table:table-cell>
          <table:table-cell office:value-type="string">
            <text:p>C,N</text:p>
          </table:table-cell>
        </table:table-row>
        <table:table-row table:style-name="ro1">
          <table:table-cell office:value-type="float" office:value="1000027">
            <text:p>1000027</text:p>
          </table:table-cell>
          <table:table-cell office:value-type="string">
            <text:p>The Children\s Hospital of Philadelphia</text:p>
          </table:table-cell>
          <table:table-cell office:value-type="string">
            <text:p>34th Street and Civic Center Boulevard</text:p>
          </table:table-cell>
          <table:table-cell table:number-columns-repeated="2" office:value-type="string">
            <text:p>Philadelphia</text:p>
          </table:table-cell>
          <table:table-cell office:value-type="string">
            <text:p>PA</text:p>
          </table:table-cell>
          <table:table-cell office:value-type="float" office:value="19104">
            <text:p>19104</text:p>
          </table:table-cell>
          <table:table-cell office:value-type="string">
            <text:p>THE CHILDREN'S HOSPITAL OF PHILADELPHIA (100%);</text:p>
          </table:table-cell>
          <table:table-cell office:value-type="float" office:value="23696">
            <text:p>23696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000028">
            <text:p>1000028</text:p>
          </table:table-cell>
          <table:table-cell office:value-type="string">
            <text:p>Ardagh Glass Inc.</text:p>
          </table:table-cell>
          <table:table-cell office:value-type="string">
            <text:p>1500 SAINT-GOBAIN DRIVE</text:p>
          </table:table-cell>
          <table:table-cell office:value-type="string">
            <text:p>PEVELY</text:p>
          </table:table-cell>
          <table:table-cell office:value-type="string">
            <text:p>Jefferson</text:p>
          </table:table-cell>
          <table:table-cell office:value-type="string">
            <text:p>MO</text:p>
          </table:table-cell>
          <table:table-cell office:value-type="float" office:value="63070">
            <text:p>63070</text:p>
          </table:table-cell>
          <table:table-cell office:value-type="string">
            <text:p>SAINT-GOBAIN CONTAINERS INC (100%);</text:p>
          </table:table-cell>
          <table:table-cell office:value-type="float" office:value="84023">
            <text:p>84023</text:p>
          </table:table-cell>
          <table:table-cell office:value-type="string">
            <text:p>C,N</text:p>
          </table:table-cell>
        </table:table-row>
        <table:table-row table:style-name="ro1">
          <table:table-cell office:value-type="float" office:value="1000029">
            <text:p>1000029</text:p>
          </table:table-cell>
          <table:table-cell office:value-type="string">
            <text:p>NUCOR STEEL SEATTLE INC</text:p>
          </table:table-cell>
          <table:table-cell office:value-type="string">
            <text:p>2424 SOUTHWEST ANDOVER STREET</text:p>
          </table:table-cell>
          <table:table-cell office:value-type="string">
            <text:p>SEATTLE</text:p>
          </table:table-cell>
          <table:table-cell office:value-type="string">
            <text:p>King</text:p>
          </table:table-cell>
          <table:table-cell office:value-type="string">
            <text:p>WA</text:p>
          </table:table-cell>
          <table:table-cell office:value-type="float" office:value="98106">
            <text:p>98106</text:p>
          </table:table-cell>
          <table:table-cell office:value-type="string">
            <text:p>Nucor Corporation (100%);</text:p>
          </table:table-cell>
          <table:table-cell office:value-type="float" office:value="128708">
            <text:p>128708</text:p>
          </table:table-cell>
          <table:table-cell office:value-type="string">
            <text:p>C,Q</text:p>
          </table:table-cell>
        </table:table-row>
        <table:table-row table:style-name="ro1">
          <table:table-cell office:value-type="float" office:value="1000030">
            <text:p>1000030</text:p>
          </table:table-cell>
          <table:table-cell office:value-type="string">
            <text:p>US MAGNESIUM LLC</text:p>
          </table:table-cell>
          <table:table-cell office:value-type="string">
            <text:p>15 MILES NORTH OF EXIT OF I-80</text:p>
          </table:table-cell>
          <table:table-cell office:value-type="string">
            <text:p>SALT LAKE CITY</text:p>
          </table:table-cell>
          <table:table-cell office:value-type="string">
            <text:p>Salt Lake</text:p>
          </table:table-cell>
          <table:table-cell office:value-type="string">
            <text:p>UT</text:p>
          </table:table-cell>
          <table:table-cell office:value-type="float" office:value="84116">
            <text:p>84116</text:p>
          </table:table-cell>
          <table:table-cell office:value-type="string">
            <text:p>THE RENCO GROUP INC (100%);</text:p>
          </table:table-cell>
          <table:table-cell office:value-type="float" office:value="832219">
            <text:p>832219</text:p>
          </table:table-cell>
          <table:table-cell office:value-type="string">
            <text:p>C,T</text:p>
          </table:table-cell>
        </table:table-row>
        <table:table-row table:style-name="ro1">
          <table:table-cell office:value-type="float" office:value="1000031">
            <text:p>1000031</text:p>
          </table:table-cell>
          <table:table-cell office:value-type="string">
            <text:p>Northwest Regional Landfill</text:p>
          </table:table-cell>
          <table:table-cell office:value-type="string">
            <text:p>19401 W. Deer Valley Rd</text:p>
          </table:table-cell>
          <table:table-cell office:value-type="string">
            <text:p>Surprise</text:p>
          </table:table-cell>
          <table:table-cell office:value-type="string">
            <text:p>Maricopa</text:p>
          </table:table-cell>
          <table:table-cell office:value-type="string">
            <text:p>AZ</text:p>
          </table:table-cell>
          <table:table-cell office:value-type="float" office:value="85387">
            <text:p>85387</text:p>
          </table:table-cell>
          <table:table-cell office:value-type="string">
            <text:p>Waste Management, Inc. (100%);</text:p>
          </table:table-cell>
          <table:table-cell office:value-type="float" office:value="76787">
            <text:p>76787</text:p>
          </table:table-cell>
          <table:table-cell office:value-type="string">
            <text:p>C,HH</text:p>
          </table:table-cell>
        </table:table-row>
        <table:table-row table:style-name="ro1">
          <table:table-cell office:value-type="float" office:value="1000032">
            <text:p>1000032</text:p>
          </table:table-cell>
          <table:table-cell office:value-type="string">
            <text:p>KRATON POLYMERS U S LLC</text:p>
          </table:table-cell>
          <table:table-cell office:value-type="string">
            <text:p>2419 State Route 618</text:p>
          </table:table-cell>
          <table:table-cell office:value-type="string">
            <text:p>BELPRE</text:p>
          </table:table-cell>
          <table:table-cell office:value-type="string">
            <text:p>Washington</text:p>
          </table:table-cell>
          <table:table-cell office:value-type="string">
            <text:p>OH</text:p>
          </table:table-cell>
          <table:table-cell office:value-type="float" office:value="45714">
            <text:p>45714</text:p>
          </table:table-cell>
          <table:table-cell office:value-type="string">
            <text:p>Kraton Polymers U.S., LLC (100%);</text:p>
          </table:table-cell>
          <table:table-cell office:value-type="float" office:value="286952">
            <text:p>28695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0033">
            <text:p>1000033</text:p>
          </table:table-cell>
          <table:table-cell office:value-type="string">
            <text:p>RIPON COGENERATION LLC - San Gabriel Facility</text:p>
          </table:table-cell>
          <table:table-cell office:value-type="string">
            <text:p>1507 MOUNT VERNON AVE</text:p>
          </table:table-cell>
          <table:table-cell office:value-type="string">
            <text:p>POMONA</text:p>
          </table:table-cell>
          <table:table-cell office:value-type="string">
            <text:p>Los Angeles</text:p>
          </table:table-cell>
          <table:table-cell office:value-type="string">
            <text:p>CA</text:p>
          </table:table-cell>
          <table:table-cell office:value-type="float" office:value="91768">
            <text:p>91768</text:p>
          </table:table-cell>
          <table:table-cell office:value-type="string">
            <text:p>VERESEN, INC (100%);</text:p>
          </table:table-cell>
          <table:table-cell office:value-type="float" office:value="56025">
            <text:p>5602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0034">
            <text:p>1000034</text:p>
          </table:table-cell>
          <table:table-cell office:value-type="string">
            <text:p>ADM MILLING COMPANY</text:p>
          </table:table-cell>
          <table:table-cell office:value-type="string">
            <text:p>1935 EAST EUCLID AVENUE</text:p>
          </table:table-cell>
          <table:table-cell office:value-type="string">
            <text:p>DES MOINES</text:p>
          </table:table-cell>
          <table:table-cell office:value-type="string">
            <text:p>Polk</text:p>
          </table:table-cell>
          <table:table-cell office:value-type="string">
            <text:p>IA</text:p>
          </table:table-cell>
          <table:table-cell office:value-type="float" office:value="50313">
            <text:p>50313</text:p>
          </table:table-cell>
          <table:table-cell office:value-type="string">
            <text:p>ARCHER DANIELS MIDLAND CO (100%);</text:p>
          </table:table-cell>
          <table:table-cell office:value-type="float" office:value="133351">
            <text:p>133351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000035">
            <text:p>1000035</text:p>
          </table:table-cell>
          <table:table-cell office:value-type="string">
            <text:p>ANDERSONS MARATHON ETHANOL LLC</text:p>
          </table:table-cell>
          <table:table-cell office:value-type="string">
            <text:p>5728 E SEBRING WARNER RD</text:p>
          </table:table-cell>
          <table:table-cell office:value-type="string">
            <text:p>GREENVILLE</text:p>
          </table:table-cell>
          <table:table-cell office:value-type="string">
            <text:p>Darke</text:p>
          </table:table-cell>
          <table:table-cell office:value-type="string">
            <text:p>OH</text:p>
          </table:table-cell>
          <table:table-cell office:value-type="float" office:value="45331">
            <text:p>45331</text:p>
          </table:table-cell>
          <table:table-cell office:value-type="string">
            <text:p>THE ANDERSONS, INC (50%);Marathon Renewable Fuels LLC (25%);Marathon Renewable Fuels Corporation (25%);</text:p>
          </table:table-cell>
          <table:table-cell office:value-type="float" office:value="175228">
            <text:p>175228</text:p>
          </table:table-cell>
          <table:table-cell office:value-type="string">
            <text:p>C,II,PP</text:p>
          </table:table-cell>
        </table:table-row>
        <table:table-row table:style-name="ro1">
          <table:table-cell office:value-type="float" office:value="1000036">
            <text:p>1000036</text:p>
          </table:table-cell>
          <table:table-cell office:value-type="string">
            <text:p>UNIVERSITY OF CINCINNATI</text:p>
          </table:table-cell>
          <table:table-cell office:value-type="string">
            <text:p>3000 Glendora Ave.</text:p>
          </table:table-cell>
          <table:table-cell office:value-type="string">
            <text:p>CINCINNATI</text:p>
          </table:table-cell>
          <table:table-cell office:value-type="string">
            <text:p>Hamilton</text:p>
          </table:table-cell>
          <table:table-cell office:value-type="string">
            <text:p>OH</text:p>
          </table:table-cell>
          <table:table-cell office:value-type="float" office:value="45219">
            <text:p>45219</text:p>
          </table:table-cell>
          <table:table-cell office:value-type="string">
            <text:p>UNIVERSITY OF CINCINNATI (100%);</text:p>
          </table:table-cell>
          <table:table-cell office:value-type="float" office:value="138443">
            <text:p>13844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0037">
            <text:p>1000037</text:p>
          </table:table-cell>
          <table:table-cell office:value-type="string">
            <text:p>TYSON FRESH MEATS INC</text:p>
          </table:table-cell>
          <table:table-cell office:value-type="string">
            <text:p>28424 38th Avenue North</text:p>
          </table:table-cell>
          <table:table-cell office:value-type="string">
            <text:p>Hillsdale</text:p>
          </table:table-cell>
          <table:table-cell office:value-type="string">
            <text:p>Rock Island</text:p>
          </table:table-cell>
          <table:table-cell office:value-type="string">
            <text:p>IL</text:p>
          </table:table-cell>
          <table:table-cell office:value-type="float" office:value="61257">
            <text:p>61257</text:p>
          </table:table-cell>
          <table:table-cell office:value-type="string">
            <text:p>Tyson Foods, Inc. (100%);</text:p>
          </table:table-cell>
          <table:table-cell office:value-type="float" office:value="33236">
            <text:p>33236</text:p>
          </table:table-cell>
          <table:table-cell office:value-type="string">
            <text:p>C,II</text:p>
          </table:table-cell>
        </table:table-row>
        <table:table-row table:style-name="ro2">
          <table:table-cell office:value-type="float" office:value="1000038">
            <text:p>1000038</text:p>
          </table:table-cell>
          <table:table-cell office:value-type="string">
            <text:p>TYSON FRESH MEATS</text:p>
          </table:table-cell>
          <table:table-cell office:value-type="string">
            <text:p>13983 DODD ROAD</text:p>
          </table:table-cell>
          <table:table-cell office:value-type="string">
            <text:p>WALLULA</text:p>
          </table:table-cell>
          <table:table-cell office:value-type="string">
            <text:p>Walla Walla</text:p>
          </table:table-cell>
          <table:table-cell office:value-type="string">
            <text:p>WA</text:p>
          </table:table-cell>
          <table:table-cell office:value-type="float" office:value="99363">
            <text:p>99363</text:p>
          </table:table-cell>
          <table:table-cell office:value-type="string">
            <text:p>TYSON FOODS, INC (100%);</text:p>
          </table:table-cell>
          <table:table-cell office:value-type="float" office:value="65305">
            <text:p>65305</text:p>
          </table:table-cell>
          <table:table-cell office:value-type="string">
            <text:p>C,II</text:p>
          </table:table-cell>
        </table:table-row>
        <table:table-row table:style-name="ro1">
          <table:table-cell office:value-type="float" office:value="1000039">
            <text:p>1000039</text:p>
          </table:table-cell>
          <table:table-cell office:value-type="string">
            <text:p>Alstom Grid Inc</text:p>
          </table:table-cell>
          <table:table-cell office:value-type="string">
            <text:p>One Power Lane</text:p>
          </table:table-cell>
          <table:table-cell office:value-type="string">
            <text:p>Charleroi</text:p>
          </table:table-cell>
          <table:table-cell office:value-type="string">
            <text:p>Washington</text:p>
          </table:table-cell>
          <table:table-cell office:value-type="string">
            <text:p>PA</text:p>
          </table:table-cell>
          <table:table-cell office:value-type="float" office:value="15022">
            <text:p>15022</text:p>
          </table:table-cell>
          <table:table-cell office:value-type="string">
            <text:p>ALSTOM INC (100%);</text:p>
          </table:table-cell>
          <table:table-cell office:value-type="float" office:value="27513">
            <text:p>27513</text:p>
          </table:table-cell>
          <table:table-cell office:value-type="string">
            <text:p>C,QQ,SS</text:p>
          </table:table-cell>
        </table:table-row>
        <table:table-row table:style-name="ro1">
          <table:table-cell office:value-type="float" office:value="1000040">
            <text:p>1000040</text:p>
          </table:table-cell>
          <table:table-cell office:value-type="string">
            <text:p>Tyson Fresh Meats, Inc.- Dakota City, NE</text:p>
          </table:table-cell>
          <table:table-cell office:value-type="string">
            <text:p>5200 Highway 35 &amp; IBP Avenue</text:p>
          </table:table-cell>
          <table:table-cell office:value-type="string">
            <text:p>DAKOTA CITY</text:p>
          </table:table-cell>
          <table:table-cell office:value-type="string">
            <text:p>Dakota</text:p>
          </table:table-cell>
          <table:table-cell office:value-type="string">
            <text:p>NE</text:p>
          </table:table-cell>
          <table:table-cell office:value-type="float" office:value="68731">
            <text:p>68731</text:p>
          </table:table-cell>
          <table:table-cell office:value-type="string">
            <text:p>Tyson Foods, Inc. (100%);</text:p>
          </table:table-cell>
          <table:table-cell office:value-type="float" office:value="48591">
            <text:p>4859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0041">
            <text:p>1000041</text:p>
          </table:table-cell>
          <table:table-cell office:value-type="string">
            <text:p>WISCONSIN PAPERBOARD CORP</text:p>
          </table:table-cell>
          <table:table-cell office:value-type="string">
            <text:p>1514 E THOMAS AVE</text:p>
          </table:table-cell>
          <table:table-cell office:value-type="string">
            <text:p>MILWAUKEE</text:p>
          </table:table-cell>
          <table:table-cell office:value-type="string">
            <text:p>Milwaukee</text:p>
          </table:table-cell>
          <table:table-cell office:value-type="string">
            <text:p>WI</text:p>
          </table:table-cell>
          <table:table-cell office:value-type="float" office:value="53211">
            <text:p>53211</text:p>
          </table:table-cell>
          <table:table-cell office:value-type="string">
            <text:p>THE NEWARK GROUP INC (100%);</text:p>
          </table:table-cell>
          <table:table-cell office:value-type="float" office:value="44053">
            <text:p>4405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0043">
            <text:p>1000043</text:p>
          </table:table-cell>
          <table:table-cell office:value-type="string">
            <text:p>PRAXAIR Texas City Hydrogen Complex</text:p>
          </table:table-cell>
          <table:table-cell office:value-type="string">
            <text:p>1720 GRANT AVE, GATE 16</text:p>
          </table:table-cell>
          <table:table-cell office:value-type="string">
            <text:p>TEXAS CITY</text:p>
          </table:table-cell>
          <table:table-cell office:value-type="string">
            <text:p>Galveston</text:p>
          </table:table-cell>
          <table:table-cell office:value-type="string">
            <text:p>TX</text:p>
          </table:table-cell>
          <table:table-cell office:value-type="float" office:value="77590">
            <text:p>77590</text:p>
          </table:table-cell>
          <table:table-cell office:value-type="string">
            <text:p>Praxair, Inc. (100%);</text:p>
          </table:table-cell>
          <table:table-cell office:value-type="float" office:value="1336979">
            <text:p>1336979</text:p>
          </table:table-cell>
          <table:table-cell office:value-type="string">
            <text:p>P</text:p>
          </table:table-cell>
        </table:table-row>
        <table:table-row table:style-name="ro2">
          <table:table-cell office:value-type="float" office:value="1000045">
            <text:p>1000045</text:p>
          </table:table-cell>
          <table:table-cell office:value-type="string">
            <text:p>TYSON POULTRY INC.-SEDALIA</text:p>
          </table:table-cell>
          <table:table-cell office:value-type="string">
            <text:p>19571 WHITFIELD RD</text:p>
          </table:table-cell>
          <table:table-cell office:value-type="string">
            <text:p>SEDALIA</text:p>
          </table:table-cell>
          <table:table-cell office:value-type="string">
            <text:p>Pettis</text:p>
          </table:table-cell>
          <table:table-cell office:value-type="string">
            <text:p>MO</text:p>
          </table:table-cell>
          <table:table-cell office:value-type="float" office:value="65301">
            <text:p>65301</text:p>
          </table:table-cell>
          <table:table-cell office:value-type="string">
            <text:p>TYSON FOODS, INC (100%);</text:p>
          </table:table-cell>
          <table:table-cell office:value-type="float" office:value="60648">
            <text:p>60648</text:p>
          </table:table-cell>
          <table:table-cell office:value-type="string">
            <text:p>C,II</text:p>
          </table:table-cell>
        </table:table-row>
        <table:table-row table:style-name="ro1">
          <table:table-cell office:value-type="float" office:value="1000046">
            <text:p>1000046</text:p>
          </table:table-cell>
          <table:table-cell office:value-type="string">
            <text:p>BADLANDS SANITARY LANDFILL</text:p>
          </table:table-cell>
          <table:table-cell office:value-type="string">
            <text:p>31125 IRONWOOD AVENUE</text:p>
          </table:table-cell>
          <table:table-cell office:value-type="string">
            <text:p>MORENO VALLEY</text:p>
          </table:table-cell>
          <table:table-cell office:value-type="string">
            <text:p>Riverside</text:p>
          </table:table-cell>
          <table:table-cell office:value-type="string">
            <text:p>CA</text:p>
          </table:table-cell>
          <table:table-cell office:value-type="float" office:value="92555">
            <text:p>92555</text:p>
          </table:table-cell>
          <table:table-cell office:value-type="string">
            <text:p>County of Riverside (100%);</text:p>
          </table:table-cell>
          <table:table-cell office:value-type="float" office:value="56282">
            <text:p>56282</text:p>
          </table:table-cell>
          <table:table-cell office:value-type="string">
            <text:p>C,HH</text:p>
          </table:table-cell>
        </table:table-row>
        <table:table-row table:style-name="ro1">
          <table:table-cell office:value-type="float" office:value="1000047">
            <text:p>1000047</text:p>
          </table:table-cell>
          <table:table-cell office:value-type="string">
            <text:p>PENOBSCOT ENERGY RECOVERY CO.</text:p>
          </table:table-cell>
          <table:table-cell office:value-type="string">
            <text:p>29 INDUSTRIAL WAY</text:p>
          </table:table-cell>
          <table:table-cell office:value-type="string">
            <text:p>ORRINGTON</text:p>
          </table:table-cell>
          <table:table-cell office:value-type="string">
            <text:p>Penobscot</text:p>
          </table:table-cell>
          <table:table-cell office:value-type="string">
            <text:p>ME</text:p>
          </table:table-cell>
          <table:table-cell office:value-type="float" office:value="4474">
            <text:p>4474</text:p>
          </table:table-cell>
          <table:table-cell office:value-type="string">
            <text:p>PERC Holdings LLC (24.3%);Equity Charter Municipalities (23%);SET PERC INVESTMENT LLC (52.7%);</text:p>
          </table:table-cell>
          <table:table-cell office:value-type="float" office:value="95547">
            <text:p>95547</text:p>
          </table:table-cell>
          <table:table-cell office:value-type="string">
            <text:p>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0/16/2014</text:date>, <text:time>18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 Donohue</meta:initial-creator>
    <meta:creation-date>2014-10-16T18:36:10</meta:creation-date>
    <dc:date>2014-10-16T18:36:24</dc:date>
    <dc:creator>Rich Donohue</dc:creator>
    <meta:editing-duration>PT14S</meta:editing-duration>
    <meta:editing-cycles>1</meta:editing-cycles>
    <meta:document-statistic meta:table-count="3" meta:cell-count="400" meta:object-count="0"/>
    <meta:generator>OpenOffice/4.1.1$Unix OpenOffice.org_project/411m6$Build-9775</meta:generator>
  </office:meta>
</office:document-meta>
</file>